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HandlerManager.prepare( Map objectModel , Configuration conf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efaultHandlerManager.prepareHandlerConfiguration( Map objectModel , Configuration confi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HandlerManager.addHandler( Map objectModel , Configuration configuration , Map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